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Andar Bahar web Game </text:span></text:p>
      <text:p text:style-name="P1"><text:span text:style-name="T1">1)Set Cron job to run<text:s text:c="2"/>from every<text:s text:c="2"/>2 min.(Cron Controller/cards)</text:span></text:p>
      <text:p text:style-name="P1"><text:span text:style-name="T1">wget -O /dev/null<text:s/></text:span><text:a xlink:href="http://bazarsatta.in/admin/backend/Cron/cards"><text:span text:style-name="T2">http://bazarsatta.in/admin/backend/Cron/cards</text:span></text:a><text:span text:style-name="T3"/></text:p>
      <text:p text:style-name="P1"><text:span text:style-name="T4">2) )Set Cron job to run<text:s text:c="2"/>from every<text:s text:c="2"/>1hour.(Cron Controller/index)</text:span></text:p>
      <text:p text:style-name="P1"><text:span text:style-name="T4">wget -O /dev/null<text:s/></text:span><text:a xlink:href="http://bazarsatta.in/admin/backend/Cron/index"><text:span text:style-name="T5">http://bazarsatta.in/admin/backend/Cron/index</text:span></text:a><text:span text:style-name="T6"><text:s/></text:span></text:p>
      <text:p text:style-name="P1"><text:span text:style-name="T6"/></text:p>
      <text:p text:style-name="P1"><text:span text:style-name="T6"/></text:p>
      <text:p text:style-name="P1"><text:span text:style-name="T6"/></text:p>
      <text:p text:style-name="P1"><text:span text:style-name="T6"/></text:p>
      <text:p text:style-name="P1"><text:span text:style-name="T6"/></text:p>
      <text:p text:style-name="P1"><text:span text:style-name="T6"/></text:p>
      <text:p text:style-name="P1"><text:span text:style-name="T6"/></text:p>
      <text:p text:style-name="P1"><text:span text:style-name="T6"/></text:p>
      <text:p text:style-name="P1"><text:span text:style-name="T6"/></text:p>
      <text:p text:style-name="P1"><text:span text:style-name="T6"/></text:p>
      <text:p text:style-name="P1"><text:span text:style-name="T6"/></text:p>
      <text:p text:style-name="P1"><text:span text:style-name="T6"/></text:p>
      <text:p text:style-name="P1"><text:span text:style-name="T6"/></text:p>
      <text:p text:style-name="P1"><text:span text:style-name="T6"/></text:p>
      <text:p text:style-name="P1"><text:span text:style-name="T6"/></text:p>
      <text:p text:style-name="P1"><text:span text:style-name="T6"/></text:p>
      <text:p text:style-name="P1"><text:span text:style-name="T6"/></text:p>
      <text:p text:style-name="P1"><text:span text:style-name="T6"/></text:p>
      <text:p text:style-name="P1"><text:span text:style-name="T6"/></text:p>
      <text:p text:style-name="P1"><text:span text:style-name="T6"/></text:p>
      <text:p text:style-name="P1"><text:span text:style-name="T6">/usr/bin/php /home/u611958545/public_html/admin/application/controllers/api/Cron.php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